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912" table:style-name="ta1">
        <table:shapes>
          <draw:frame draw:z-index="0" draw:style-name="gr1" draw:text-style-name="P1" svg:width="35.88cm" svg:height="18.303cm" svg:x="1.954cm" svg:y="0.09cm">
            <draw:object draw:notify-on-update-of-ranges="'20230912'.A1:'20230912'.A1 '20230912'.A2:'20230912'.A135 '20230912'.B1:'20230912'.B1 '20230912'.B2:'20230912'.B1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19:00</text:p>
          </table:table-cell>
          <table:table-cell/>
        </table:table-row>
        <table:table-row table:style-name="ro1">
          <table:table-cell office:value-type="string" calcext:value-type="string">
            <text:p>19:01</text:p>
          </table:table-cell>
          <table:table-cell/>
        </table:table-row>
        <table:table-row table:style-name="ro1">
          <table:table-cell office:value-type="string" calcext:value-type="string">
            <text:p>19:02</text:p>
          </table:table-cell>
          <table:table-cell/>
        </table:table-row>
        <table:table-row table:style-name="ro1">
          <table:table-cell office:value-type="string" calcext:value-type="string">
            <text:p>19:03</text:p>
          </table:table-cell>
          <table:table-cell/>
        </table:table-row>
        <table:table-row table:style-name="ro1">
          <table:table-cell office:value-type="string" calcext:value-type="string">
            <text:p>19:0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9:0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9:0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9: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9:0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9:0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9: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9: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:1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9: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9:1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9: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9: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9: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9:1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9: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9: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9:2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9:2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9: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9: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9:2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9:2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9:2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9: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9:2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9: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9:3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9:3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9:3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9:3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9:3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9:3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9:3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9:3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9:3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9:4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9:4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9:4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9:4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9:4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9:4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9:4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9:4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9:4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9:4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9:5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9:5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9:5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9:5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9:5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9:5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9: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9:5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9:5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9:5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: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:0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:0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: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: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:0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:0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:0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: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:0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:1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:1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:1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:1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:1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: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:1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:1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:1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:1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: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:2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:2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:2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:2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:2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:2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:2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:2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:2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:3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:3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:3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: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:3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:3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:3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: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:3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: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:4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: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: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: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:4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:4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: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: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: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: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: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:5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: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:5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: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: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: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: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:5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:5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1: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1: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1:0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1:0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1: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1: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1: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1: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1: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1: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1: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1: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1: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: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1:14</text:p>
          </table:table-cell>
          <table:table-cell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20T09:26:30.684911679</dc:date>
    <meta:editing-duration>PT2M35S</meta:editing-duration>
    <meta:editing-cycles>1</meta:editing-cycles>
    <meta:document-statistic meta:table-count="1" meta:cell-count="26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881cm" svg:height="18.304cm" xlink:href=".." xlink:type="simple" chart:class="chart:scatter" chart:style-name="ch1">
        <chart:title svg:x="14.113cm" svg:y="0.502cm" chart:style-name="ch2">
          <text:p>Seminários de Informática 12/09/2023</text:p>
        </chart:title>
        <chart:subtitle svg:x="9.046cm" svg:y="1.647cm" chart:style-name="ch3">
          <text:p>Entendendo como características de Sistemas Inteligentes podem ser abordadas na esp. de requisitos</text:p>
        </chart:subtitle>
        <chart:plot-area chart:style-name="ch4" table:cell-range-address="'20230912'.A1:'20230912'.B135" chart:data-source-has-labels="both" svg:x="1.728cm" svg:y="2.696cm" svg:width="33.436cm" svg:height="14.261cm">
          <chartooo:coordinate-region svg:x="2.349cm" svg:y="2.896cm" svg:width="32.535cm" svg:height="13.414cm"/>
          <chart:axis chart:dimension="x" chart:name="primary-x" chart:style-name="ch5" chartooo:axis-type="auto">
            <chart:title svg:x="17.172cm" svg:y="17.323cm" chart:style-name="ch6">
              <text:p>Tempo (minutos)</text:p>
            </chart:title>
            <chart:categories table:cell-range-address="'20230912'.A2:'20230912'.A135"/>
            <chart:grid chart:style-name="ch7" chart:class="major"/>
          </chart:axis>
          <chart:axis chart:dimension="y" chart:name="primary-y" chart:style-name="ch5">
            <chart:title svg:x="0.451cm" svg:y="11.709cm" chart:style-name="ch8">
              <text:p>Número de espectadores</text:p>
            </chart:title>
            <chart:grid chart:style-name="ch7" chart:class="major"/>
          </chart:axis>
          <chart:series chart:style-name="ch9" chart:values-cell-range-address="'20230912'.B2:'20230912'.B135" chart:label-cell-address="'20230912'.B1:'20230912'.B1" chart:class="chart:scatter">
            <chart:data-point chart:repeated="1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230912'.B1:'20230912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:01</text:p>
                <draw:g>
                  <svg:desc>'20230912'.A2:'20230912'.A135</svg:desc>
                </draw:g>
              </table:table-cell>
              <table:table-cell office:value-type="float" office:value="NaN">
                <text:p>NaN</text:p>
                <draw:g>
                  <svg:desc>'20230912'.B2:'20230912'.B135</svg:desc>
                </draw:g>
              </table:table-cell>
            </table:table-row>
            <table:table-row>
              <table:table-cell office:value-type="string">
                <text:p>19: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: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: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:0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:0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: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: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: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: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: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: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: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: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: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: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: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: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: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: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: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: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: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: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: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: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: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: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: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:3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: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: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:3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: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: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: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: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: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: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: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:4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: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: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: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: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:4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: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:5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: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: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: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: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: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: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: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:5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: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: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:0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: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: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: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:0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:0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:0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: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: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: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:1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: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: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:1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: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: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: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: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: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: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: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: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: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: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: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: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: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: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: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: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: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: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: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: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: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: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:3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: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: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: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: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: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: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: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: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: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: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: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: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: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: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: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: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: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: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: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: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: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:0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:0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: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: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: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:0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: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: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: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: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: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: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:14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